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3c99" officeooo:paragraph-rsid="00103c99"/>
    </style:style>
    <style:style style:name="P2" style:family="paragraph" style:parent-style-name="Standard">
      <style:text-properties officeooo:paragraph-rsid="00103c99"/>
    </style:style>
    <style:style style:name="P3" style:family="paragraph" style:parent-style-name="Standard">
      <style:text-properties officeooo:paragraph-rsid="0017854d"/>
    </style:style>
    <style:style style:name="P4" style:family="paragraph" style:parent-style-name="Standard">
      <style:text-properties officeooo:paragraph-rsid="00186392"/>
    </style:style>
    <style:style style:name="P5" style:family="paragraph" style:parent-style-name="Standard">
      <style:text-properties officeooo:rsid="00190b83" officeooo:paragraph-rsid="00190b83"/>
    </style:style>
    <style:style style:name="P6" style:family="paragraph" style:parent-style-name="Standard">
      <style:text-properties officeooo:paragraph-rsid="001a27fc"/>
    </style:style>
    <style:style style:name="T1" style:family="text">
      <style:text-properties officeooo:rsid="00103c99"/>
    </style:style>
    <style:style style:name="T2" style:family="text">
      <style:text-properties officeooo:rsid="0011775d"/>
    </style:style>
    <style:style style:name="T3" style:family="text">
      <style:text-properties officeooo:rsid="00132aab"/>
    </style:style>
    <style:style style:name="T4" style:family="text">
      <style:text-properties officeooo:rsid="00143cb8"/>
    </style:style>
    <style:style style:name="T5" style:family="text">
      <style:text-properties officeooo:rsid="0017854d"/>
    </style:style>
    <style:style style:name="T6" style:family="text">
      <style:text-properties officeooo:rsid="001839ba"/>
    </style:style>
    <style:style style:name="T7" style:family="text">
      <style:text-properties officeooo:rsid="00186392"/>
    </style:style>
    <style:style style:name="T8" style:family="text">
      <style:text-properties officeooo:rsid="00190b83"/>
    </style:style>
    <style:style style:name="T9" style:family="text">
      <style:text-properties officeooo:rsid="0019b90f"/>
    </style:style>
    <style:style style:name="T10" style:family="text">
      <style:text-properties officeooo:rsid="001a27fc"/>
    </style:style>
    <style:style style:name="T11" style:family="text">
      <style:text-properties officeooo:rsid="001a6ae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Script</text:p>
      <text:p text:style-name="P1"/>
      <text:p text:style-name="P2"><text:span text:style-name="T1">My role for this project was working on the software development for the three sub systems. A general overview of what this means is that I had to capture inputs from sensors, process them, then modify the states of each of the actuators based on the inputs received. To do this, I first had to convert the value received from each pin, and convert it into the </text:span><text:span text:style-name="T4">respective unit </text:span><text:span text:style-name="T1">of measurement, for example, kelvin from the thermistor pin. Next I needed to instruct the respective actuator based on this input to produce a certain input to reach a specified value. </text:span><text:span text:style-name="T2">There was one problem that I had to deal with, that affected all of the values I obtained, which was noise. To counteract the affects of noise, I had two options, calculating the median of all values recorded, or the mean. The median would require me to store all of the recorded measurements in an array, sort them, then select the middle one, which would have produced a fairly accurate value. However, the arduino has only 2KB of RAM, the arduino is capable of reading 100s of values a second, as well as the storage of other variables, the arduino would have ran out of space very quickly, so instead I decided to calculate the mean of all the values o</text:span><text:span text:style-name="T3">ver a time period. This average was then used to determine what action should be carried out by the respective actuator.</text:span></text:p>
      <text:p text:style-name="P2"/>
      <text:p text:style-name="P6"><text:span text:style-name="T5">For the temperature sub system the value from the pin was recorded and convert to a resistance value. </text:span><text:span text:style-name="T6">Next using the potential divider equation in Figure A, as well as information from the thermistor’s data-sheet I calculated the temperature of the system. I repeated this for seven seconds and then used the average of all these temperatures, </text:span><text:span text:style-name="T8">which is written to the serial monitor and used</text:span><text:span text:style-name="T6"> to determine if the power given to the heater needs to be increased or switched off by comparing the average temperature to the desired temperature received by the serial monitor. </text:span><text:span text:style-name="T10">The initial system would set the power to 80 when the temperature was too low, this was bad because it took a while for the desired temperature to be reached, and the system could not reach temperatures above 33 degrees. The updated model works a little differ</text:span><text:span text:style-name="T11">ent: as</text:span><text:span text:style-name="T10"> the temperature gets closer to the desired temperature, the amount of power being supplied to the heater was reduced to prevent overshooting the desired temperature.</text:span></text:p>
      <text:p text:style-name="P3"/>
      <text:p text:style-name="P4"><text:span text:style-name="T7">Next I worked on the stirring sub system. The light diode gives a ‘1’ when its not being blocked by the propeller and a ‘0’ when it doesn’t, therefore for a full revolution to take place, the state of the light diode pin needs to change state 4 times. The time it takes for this to occur is recorded an</text:span><text:span text:style-name="T8">d used to find the RPM of the propeller. This process is repeated for 7 seconds and then an average RPM is calculated, which is then displayed to serial monitor and used to determine if the motor’s power should be increased or decreased.</text:span></text:p>
      <text:p text:style-name="P4"/>
      <text:p text:style-name="P5">Lastly I worked on the pH sub system. This had to be done after the temperature has been calculated, as it used <text:span text:style-name="T9">in finding the pH. I read the ADC value from the pH probe and then converted to a voltage. Next, using the equation shown in figure B the pH was calculated. Like the previous sub systems, the average pH was calculated by repeating this process over 7 seconds. This average was then used to determine if acid or base needed to be added to the solution. During development however, I recognised that for low pHs, a large amount of acid is required to reduce the pH. This was because I was only using the low pumps, so to fix this, if the desired pH was low enough, I would use the high pumps to change the </text:span><text:span text:style-name="T10">pH. Only using the high pumps all the time will cause the system to overshoot the pH value it was trying to reac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11:51.934926116</meta:creation-date>
    <dc:date>2020-12-13T21:59:14.524256526</dc:date>
    <meta:editing-duration>PT2H16M38S</meta:editing-duration>
    <meta:editing-cycles>2</meta:editing-cycles>
    <meta:generator>LibreOffice/6.4.6.2$Linux_X86_64 LibreOffice_project/40$Build-2</meta:generator>
    <meta:document-statistic meta:table-count="0" meta:image-count="0" meta:object-count="0" meta:page-count="1" meta:paragraph-count="5" meta:word-count="675" meta:character-count="3722" meta:non-whitespace-character-count="3052"/>
  </office:meta>
</office:document-meta>
</file>